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 style:list-style-name="L1">
      <style:text-properties style:font-name="Arial1" fo:font-size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earchable daily,weekly,monthly calendar/scheduling application with alerts for high priority events.<text:line-break/>For viewing in either hourly/day,current week or monthly option, click on the relevant icons at the top left hand corner.</text:p>
      <text:list text:style-name="L1">
        <text:list-item>
          <text:p text:style-name="P2"><text:span text:style-name="T1">Viewing:</text:span><draw:frame draw:style-name="fr1" draw:name="graphics1" text:anchor-type="as-char" svg:width="0.1772in" svg:height="0.1772in" draw:z-index="0"><draw:image xlink:href="http://localhost/%7Esn5607/phpgroupware/calendar/templates/default/images/today.gif" xlink:type="simple" xlink:show="embed" xlink:actuate="onLoad"/></draw:frame>Day <draw:frame draw:style-name="fr1" draw:name="graphics2" text:anchor-type="as-char" svg:width="0.3126in" svg:height="0.1043in" draw:z-index="1"><draw:image xlink:href="http://localhost/%7Esn5607/phpgroupware/calendar/templates/default/images/week.gif" xlink:type="simple" xlink:show="embed" xlink:actuate="onLoad"/></draw:frame>Week <draw:frame draw:style-name="fr1" draw:name="graphics3" text:anchor-type="as-char" svg:width="0.3126in" svg:height="0.2083in" draw:z-index="2"><draw:image xlink:href="http://localhost/%7Esn5607/phpgroupware/calendar/templates/default/images/month.gif" xlink:type="simple" xlink:show="embed" xlink:actuate="onLoad"/></draw:frame>Month <draw:frame draw:style-name="fr1" draw:name="graphics4" text:anchor-type="as-char" svg:width="0.2291in" svg:height="0.1354in" draw:z-index="3"><draw:image xlink:href="http://localhost/%7Esn5607/phpgroupware/calendar/templates/default/images/year.gif" xlink:type="simple" xlink:show="embed" xlink:actuate="onLoad"/></draw:frame>Year</text:p>
          <text:p text:style-name="P2"><text:span text:style-name="T2">Day:</text:span><text:line-break/>Current day is displayed, broken down in hour slots. Start and end time of the day can be set in the preferences.</text:p>
          <text:p text:style-name="P2"><text:span text:style-name="T2">Week:</text:span><text:line-break/>Current week is displayed. Start day of week can be set in preferences.</text:p>
          <text:p text:style-name="P2"><text:span text:style-name="T2">Month:</text:span><text:line-break/>Default entry is to the current month, viewed in monthly option, with both prior and future months easily accessible with one click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5:24:47</meta:creation-date>
    <dc:creator>Sigurd Nes</dc:creator>
    <dc:date>2007-03-06T15:52:57</dc:date>
    <dc:language>en-US</dc:language>
    <meta:editing-cycles>2</meta:editing-cycles>
    <meta:editing-duration>PT3M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5" meta:word-count="101" meta:character-count="590"/>
  </office:meta>
</office:document-meta>
</file>